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="solid" draw:fill-color="#b2b2b2" draw:textarea-horizontal-align="justify" draw:textarea-vertical-align="middle" draw:auto-grow-height="false" fo:min-height="1.323cm" fo:min-width="3.766cm"/>
      <style:paragraph-properties style:writing-mode="lr-tb"/>
    </style:style>
    <style:style style:name="gr2" style:family="graphic" style:parent-style-name="standard">
      <style:graphic-properties svg:stroke-color="#000000" svg:stroke-opacity="100%" draw:fill="solid" draw:fill-color="#b2b2b2" draw:textarea-horizontal-align="justify" draw:textarea-vertical-align="middle" draw:auto-grow-height="false" fo:min-height="1.323cm" fo:min-width="3.317cm"/>
      <style:paragraph-properties style:writing-mode="lr-tb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1.315cm" fo:min-width="1.065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032cm" svg:height="2.223cm" svg:x="20.774cm" svg:y="6.714cm">
          <text:p text:style-name="P1">L = 2ab+3b-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397cm" svg:height="2.223cm" svg:x="10.525cm" svg:y="1.317cm">
          <text:p text:style-name="P1">a = 3x+4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397cm" svg:height="2.223cm" svg:x="10.525cm" svg:y="5.762cm">
          <text:p text:style-name="P1">b = 2x+7x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211cm" svg:height="2.211cm" svg:x="3.54cm" svg:y="1.63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211cm" svg:height="2.211cm" svg:x="3.551cm" svg:y="6.409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211cm" svg:height="2.211cm" svg:x="3.551cm" svg:y="10.854cm">
          <text:p text:style-name="P1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762cm" svg:y1="1.952cm" svg:x2="10.525cm" svg:y2="1.952cm">
          <text:p/>
        </draw:line>
        <draw:line draw:style-name="gr4" draw:text-style-name="P4" draw:layer="layout" svg:x1="16.24cm" svg:y1="2.587cm" svg:x2="21.002cm" svg:y2="5.445cm">
          <text:p/>
        </draw:line>
        <draw:line draw:style-name="gr4" draw:text-style-name="P4" draw:layer="layout" svg:x1="6.08cm" svg:y1="7.35cm" svg:x2="10.525cm" svg:y2="7.032cm">
          <text:p/>
        </draw:line>
        <draw:line draw:style-name="gr4" draw:text-style-name="P4" draw:layer="layout" svg:x1="6.08cm" svg:y1="11.795cm" svg:x2="21.32cm" svg:y2="8.62cm">
          <text:p/>
        </draw:line>
        <draw:line draw:style-name="gr4" draw:text-style-name="P4" draw:layer="layout" svg:x1="16.24cm" svg:y1="6.715cm" svg:x2="20.685cm" svg:y2="7.667cm">
          <text:p/>
        </draw:line>
        <draw:frame draw:style-name="gr5" draw:text-style-name="P5" draw:layer="layout" svg:width="1.27cm" svg:height="1.115cm" svg:x="4.175cm" svg:y="0.682cm">
          <draw:text-box>
            <text:p>3</text:p>
          </draw:text-box>
        </draw:frame>
        <draw:frame draw:style-name="gr6" draw:text-style-name="P5" draw:layer="layout" svg:width="1.069cm" svg:height="1.433cm" svg:x="4.069cm" svg:y="5.456cm">
          <draw:text-box>
            <text:p>-2</text:p>
          </draw:text-box>
        </draw:frame>
        <draw:frame draw:style-name="gr7" draw:text-style-name="P5" draw:layer="layout" svg:width="0.866cm" svg:height="1.115cm" svg:x="4.175cm" svg:y="9.89cm">
          <draw:text-box>
            <text:p>1</text:p>
          </draw:text-box>
        </draw:frame>
        <draw:frame draw:style-name="gr7" draw:text-style-name="P5" draw:layer="layout" svg:width="4.676cm" svg:height="1.115cm" svg:x="10.929cm" svg:y="0.202cm">
          <draw:text-box>
            <text:p>3(3) + 4(-2) = 1</text:p>
          </draw:text-box>
        </draw:frame>
        <draw:frame draw:style-name="gr7" draw:text-style-name="P5" draw:layer="layout" svg:width="5.988cm" svg:height="1.115cm" svg:x="10.252cm" svg:y="4.647cm">
          <draw:text-box>
            <text:p>2(3) + 7(3)(-2) = -36</text:p>
          </draw:text-box>
        </draw:frame>
        <draw:frame draw:style-name="gr7" draw:text-style-name="P5" draw:layer="layout" svg:width="8.296cm" svg:height="1.115cm" svg:x="19.415cm" svg:y="5.6cm">
          <draw:text-box>
            <text:p>2(1)(-36) + 3(-36) – 1 = -181</text:p>
          </draw:text-box>
        </draw:frame>
        <draw:frame draw:style-name="gr8" draw:text-style-name="P1" draw:layer="layout" svg:width="1.409cm" svg:height="1.215cm" svg:x="23.225cm" svg:y="9.3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1" draw:layer="layout" svg:width="1.972cm" svg:height="1.215cm" svg:x="12.29cm" svg:y="3.5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1" draw:layer="layout" svg:width="1.409cm" svg:height="1.215cm" svg:x="12.607cm" svg:y="8.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1" draw:layer="layout" svg:width="1.735cm" svg:height="1.215cm" svg:x="4.027cm" svg:y="13.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1" draw:layer="layout" svg:width="1.406cm" svg:height="1.215cm" svg:x="7.35cm" svg:y="1.95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1" draw:layer="layout" svg:width="1.436cm" svg:height="1.215cm" svg:x="7.184cm" svg:y="5.18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1" draw:layer="layout" svg:width="1.973cm" svg:height="1.215cm" svg:x="6.08cm" svg:y="3.5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8" draw:text-style-name="P1" draw:layer="layout" svg:width="1.638cm" svg:height="1.215cm" svg:x="7.35cm" svg:y="7.40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1" draw:layer="layout" svg:width="1.735cm" svg:height="1.215cm" svg:x="13.235cm" svg:y="10.5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1" draw:layer="layout" svg:width="1.409cm" svg:height="1.215cm" svg:x="17.052cm" svg:y="7.08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8" draw:text-style-name="P1" draw:layer="layout" svg:width="1.972cm" svg:height="1.215cm" svg:x="16.24cm" svg:y="3.5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4" draw:text-style-name="P4" draw:layer="layout" svg:x1="6.08cm" svg:y1="2.587cm" svg:x2="11.16cm" svg:y2="6.08cm">
          <text:p/>
        </draw:line>
        <draw:line draw:style-name="gr4" draw:text-style-name="P4" draw:layer="layout" svg:x1="5.445cm" svg:y1="6.397cm" svg:x2="11.16cm" svg:y2="3.54cm">
          <text:p/>
        </draw:line>
        <draw:frame draw:style-name="gr8" draw:text-style-name="P1" draw:layer="layout" svg:width="2.21cm" svg:height="1.215cm" svg:x="3.54cm" svg:y="3.85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1" draw:layer="layout" svg:width="1.883cm" svg:height="1.215cm" svg:x="3.54cm" svg:y="8.6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6T23:34:12.622763085</meta:creation-date>
    <dc:date>2022-10-07T02:04:37.356437159</dc:date>
    <meta:editing-duration>PT17M19S</meta:editing-duration>
    <meta:editing-cycles>1</meta:editing-cycles>
    <meta:document-statistic meta:object-count="32"/>
    <meta:generator>LibreOffice/7.3.6.2$Linux_X86_64 LibreOffice_project/30$Build-2</meta:generator>
  </office:meta>
</office:document-meta>
</file>

<file path=Object 1/content.xml><?xml version="1.0" encoding="utf-8"?>
<math xmlns="http://www.w3.org/1998/Math/MathML" display="block">
  <semantics>
    <mrow>
      <mfrac>
        <mi mathvariant="italic">dL</mi>
        <mi mathvariant="italic">dL</mi>
      </mfrac>
      <mo stretchy="false">=</mo>
      <mn>1</mn>
    </mrow>
    <annotation encoding="StarMath 5.0">{dL} over {dL} = 1 
</annotation>
  </semantics>
</math>
</file>

<file path=Object 10/content.xml><?xml version="1.0" encoding="utf-8"?>
<math xmlns="http://www.w3.org/1998/Math/MathML" display="block">
  <semantics>
    <mrow>
      <mfrac>
        <mi mathvariant="italic">dL</mi>
        <mi mathvariant="italic">dz</mi>
      </mfrac>
      <mo stretchy="false">=</mo>
      <mrow>
        <mo stretchy="false">−</mo>
        <mn>1</mn>
      </mrow>
    </mrow>
    <annotation encoding="StarMath 5.0">{dL} over {dz} = -1 
</annotation>
  </semantics>
</math>
</file>

<file path=Object 11/content.xml><?xml version="1.0" encoding="utf-8"?>
<math xmlns="http://www.w3.org/1998/Math/MathML" display="block">
  <semantics>
    <mrow>
      <mfrac>
        <mi mathvariant="italic">dL</mi>
        <mi mathvariant="italic">db</mi>
      </mfrac>
      <mo stretchy="false">=</mo>
      <mn>5</mn>
    </mrow>
    <annotation encoding="StarMath 5.0">{dL} over {db} = 5
</annotation>
  </semantics>
</math>
</file>

<file path=Object 12/content.xml><?xml version="1.0" encoding="utf-8"?>
<math xmlns="http://www.w3.org/1998/Math/MathML" display="block">
  <semantics>
    <mrow>
      <mfrac>
        <mi mathvariant="italic">dL</mi>
        <mi mathvariant="italic">da</mi>
      </mfrac>
      <mo stretchy="false">=</mo>
      <mrow>
        <mo stretchy="false">−</mo>
        <mn>72</mn>
      </mrow>
    </mrow>
    <annotation encoding="StarMath 5.0">{dL} over {da} = -72
 
</annotation>
  </semantics>
</math>
</file>

<file path=Object 13/content.xml><?xml version="1.0" encoding="utf-8"?>
<math xmlns="http://www.w3.org/1998/Math/MathML" display="block">
  <semantics>
    <mrow>
      <mfrac>
        <mi mathvariant="italic">dL</mi>
        <mi mathvariant="italic">dy</mi>
      </mfrac>
      <mo stretchy="false">=</mo>
      <mn>105</mn>
    </mrow>
    <annotation encoding="StarMath 5.0">{dL} over {dy} = 105
 
</annotation>
  </semantics>
</math>
</file>

<file path=Object 2/content.xml><?xml version="1.0" encoding="utf-8"?>
<math xmlns="http://www.w3.org/1998/Math/MathML" display="block">
  <semantics>
    <mrow>
      <mfrac>
        <mi mathvariant="italic">dL</mi>
        <mi mathvariant="italic">dx</mi>
      </mfrac>
      <mo stretchy="false">=</mo>
      <mrow>
        <mo stretchy="false">−</mo>
        <mn>216</mn>
      </mrow>
    </mrow>
    <annotation encoding="StarMath 5.0">{dL} over {dx} = -216
 
</annotation>
  </semantics>
</math>
</file>

<file path=Object 3/content.xml><?xml version="1.0" encoding="utf-8"?>
<math xmlns="http://www.w3.org/1998/Math/MathML" display="block">
  <semantics>
    <mrow>
      <mfrac>
        <mi mathvariant="italic">dL</mi>
        <mi mathvariant="italic">da</mi>
      </mfrac>
      <mo stretchy="false">=</mo>
      <mrow>
        <mo stretchy="false">−</mo>
        <mn>72</mn>
      </mrow>
    </mrow>
    <annotation encoding="StarMath 5.0">{dL} over {da} = -72
 
</annotation>
  </semantics>
</math>
</file>

<file path=Object 4/content.xml><?xml version="1.0" encoding="utf-8"?>
<math xmlns="http://www.w3.org/1998/Math/MathML" display="block">
  <semantics>
    <mrow>
      <mfrac>
        <mi mathvariant="italic">dL</mi>
        <mi mathvariant="italic">db</mi>
      </mfrac>
      <mo stretchy="false">=</mo>
      <mn>5</mn>
    </mrow>
    <annotation encoding="StarMath 5.0">{dL} over {db} = 5
</annotation>
  </semantics>
</math>
</file>

<file path=Object 5/content.xml><?xml version="1.0" encoding="utf-8"?>
<math xmlns="http://www.w3.org/1998/Math/MathML" display="block">
  <semantics>
    <mrow>
      <mfrac>
        <mi mathvariant="italic">dL</mi>
        <mi mathvariant="italic">dz</mi>
      </mfrac>
      <mo stretchy="false">=</mo>
      <mrow>
        <mo stretchy="false">−</mo>
        <mn>1</mn>
      </mrow>
    </mrow>
    <annotation encoding="StarMath 5.0">{dL} over {dz} = -1 
</annotation>
  </semantics>
</math>
</file>

<file path=Object 6/content.xml><?xml version="1.0" encoding="utf-8"?>
<math xmlns="http://www.w3.org/1998/Math/MathML" display="block">
  <semantics>
    <mrow>
      <mfrac>
        <mi mathvariant="italic">da</mi>
        <mi mathvariant="italic">dx</mi>
      </mfrac>
      <mo stretchy="false">=</mo>
      <mn>3</mn>
    </mrow>
    <annotation encoding="StarMath 5.0">{da} over {dx} = 3
</annotation>
  </semantics>
</math>
</file>

<file path=Object 7/content.xml><?xml version="1.0" encoding="utf-8"?>
<math xmlns="http://www.w3.org/1998/Math/MathML" display="block">
  <semantics>
    <mrow>
      <mfrac>
        <mi mathvariant="italic">da</mi>
        <mi mathvariant="italic">dy</mi>
      </mfrac>
      <mo stretchy="false">=</mo>
      <mn>4</mn>
    </mrow>
    <annotation encoding="StarMath 5.0">{da} over {dy} = 4</annotation>
  </semantics>
</math>
</file>

<file path=Object 8/content.xml><?xml version="1.0" encoding="utf-8"?>
<math xmlns="http://www.w3.org/1998/Math/MathML" display="block">
  <semantics>
    <mrow>
      <mfrac>
        <mi mathvariant="italic">db</mi>
        <mi mathvariant="italic">dx</mi>
      </mfrac>
      <mo stretchy="false">=</mo>
      <mrow>
        <mo stretchy="false">−</mo>
        <mn>12</mn>
      </mrow>
    </mrow>
    <annotation encoding="StarMath 5.0">{db} over {dx} = -12

</annotation>
  </semantics>
</math>
</file>

<file path=Object 9/content.xml><?xml version="1.0" encoding="utf-8"?>
<math xmlns="http://www.w3.org/1998/Math/MathML" display="block">
  <semantics>
    <mrow>
      <mfrac>
        <mi mathvariant="italic">db</mi>
        <mi mathvariant="italic">dy</mi>
      </mfrac>
      <mo stretchy="false">=</mo>
      <mn>21</mn>
    </mrow>
    <annotation encoding="StarMath 5.0">{db} over {dy} = 21
</annotation>
  </semantics>
</math>
</file>